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7.401cm" style:use-optimal-column-width="false"/>
    </style:style>
    <style:style style:name="co2" style:family="table-column">
      <style:table-column-properties style:column-width="17.425cm" style:use-optimal-column-width="false"/>
    </style:style>
    <style:style style:name="ro1" style:family="table-row">
      <style:table-row-properties style:row-height="0.943cm"/>
    </style:style>
    <style:style style:name="ro2" style:family="table-row">
      <style:table-row-properties style:row-height="6.876cm"/>
    </style:style>
    <style:style style:name="ro3" style:family="table-row">
      <style:table-row-properties style:row-height="2.987cm"/>
    </style:style>
    <style:style style:name="ro4" style:family="table-row">
      <style:table-row-properties style:row-height="-5.107cm"/>
    </style:style>
    <style:style style:name="ro5" style:family="table-row">
      <style:table-row-properties style:row-height="3.425cm"/>
    </style:style>
    <style:style style:name="ro6" style:family="table-row">
      <style:table-row-properties style:row-height="4.353cm"/>
    </style:style>
    <style:style style:name="ce1" style:family="table-cell">
      <loext:graphic-properties draw:fill="gradient" draw:fill-gradient-name="Tango_20_Green" style:repeat="repeat" draw:textarea-vertical-align="middle"/>
      <style:paragraph-properties fo:text-align="center" fo:border="1.42pt solid #00ccff"/>
      <style:text-properties style:font-name="Estrangelo Nisibin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gradient" draw:fill-gradient-name="Tango_20_Green" style:repeat="repeat" draw:textarea-vertical-align="middle"/>
      <style:paragraph-properties fo:border="1.42pt solid #00ccff"/>
      <style:text-properties style:font-name="Estrangelo Nisibin" fo:font-size="18pt" style:font-size-asian="18pt" style:font-size-complex="18pt"/>
    </style:style>
    <style:style style:name="ce3" style:family="table-cell">
      <loext:graphic-properties draw:fill="gradient" draw:fill-gradient-name="Tango_20_Green" style:repeat="repeat" draw:textarea-vertical-align="middle"/>
      <style:paragraph-properties fo:border="1.42pt solid #00ccff"/>
      <style:text-properties style:font-name="Estrangelo Nisibin"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text-properties style:font-name="Estrangelo Nisibin"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style:font-name="Estrangelo Nisibin" fo:font-weight="bold" style:font-weight-asian="bold" style:font-weight-complex="bold"/>
    </style:style>
    <style:style style:name="T2" style:family="text">
      <style:text-properties style:font-name="Estrangelo Nisibin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4cm" svg:height="15.515cm" svg:x="1.649cm" svg:y="1.3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allInSessionActivity</text:span></text:p>
              </table:table-cell>
            </table:table-row>
            <table:table-row table:style-name="ro2">
              <table:table-cell table:style-name="ce2">
                <text:p><text:span text:style-name="T2">- speakerButton : Button</text:span></text:p>
                <text:p><text:span text:style-name="T2">- muteButton : Button</text:span></text:p>
                <text:p><text:span text:style-name="T2">- endCallButton : Button</text:span></text:p>
                <text:p><text:span text:style-name="T2">- myInternalSendingRecordFile : File</text:span></text:p>
                <text:p><text:span text:style-name="T2">- myInternalReceivingRecordFile : File</text:span></text:p>
                <text:p><text:span text:style-name="T2">- mediaPlayer : MediaPlayer</text:span></text:p>
                <text:p><text:span text:style-name="T2">- mediaRecorder : MediaRecorder</text:span></text:p>
                <text:p><text:span text:style-name="T2">- sendRecordedTimerTask : SendRecordedTimerTask</text:span></text:p>
                <text:p><text:span text:style-name="T2">- localObjectInputStream : ObjectInputStream</text:span></text:p>
                <text:p><text:span text:style-name="T2">- localObjectOutputStream : ObjectOutputStream</text:span></text:p>
                <text:p><text:span text:style-name="T2">- parentActivityString : String</text:span></text:p>
              </table:table-cell>
            </table:table-row>
            <table:table-row table:style-name="ro3">
              <table:table-cell table:style-name="ce3">
                <text:p><text:span text:style-name="T2">- getParentActivityString() : String</text:span></text:p>
                <text:p><text:span text:style-name="T2">- setParentActivityString( parentActivityString : String )</text:span></text:p>
                <text:p><text:span text:style-name="T2">+ onCreate ( savedInstanceState : Bundle )</text:span></text:p>
                <text:p><text:span text:style-name="T2">+ onDestroy()</text:span></text:p>
                <text:p><text:span text:style-name="T2">+ setUpConnection() : Boolean</text:span></text:p>
                <text:p><text:span text:style-name="T2">+ getStreams() : Boolean</text:span></text:p>
                <text:p><text:span text:style-name="T2">+ processRequestsFromClient()</text:span></text:p>
                <text:p><text:span text:style-name="T2">+ sendDataToClient( data : Object )</text:span></text:p>
                <text:p><text:span text:style-name="T2">+ startRecordingSound()</text:span></text:p>
                <text:p><text:span text:style-name="T2">+ stopRecordingSound()</text:span></text:p>
                <text:p><text:span text:style-name="T2">+ startPlayingSound( fileDescriptor : FileDescriptor )</text:span></text:p>
                <text:p><text:span text:style-name="T2">- initializeUI()</text:span></text:p>
                <text:p><text:span text:style-name="T2">- initializeRecorder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424cm" svg:height="8.988cm" svg:x="1.625cm" svg:y="17.208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1">
                <text:p text:style-name="P1"><text:span text:style-name="T1">MakeCallActivity</text:span></text:p>
              </table:table-cell>
            </table:table-row>
            <table:table-row table:style-name="ro5">
              <table:table-cell table:style-name="ce3">
                <text:p text:style-name="P2"><text:span text:style-name="T2">+ globalClientSideObjectInputStream : ObjectInputStream</text:span></text:p>
                <text:p text:style-name="P2"><text:span text:style-name="T2">+ globalClientSideObjectOutputStream : ObjectOutputStream</text:span></text:p>
                <text:p text:style-name="P2"><text:span text:style-name="T2">+ globalClientSideSocket : Socket</text:span></text:p>
                <text:p text:style-name="P2"><text:span text:style-name="T2">- scanButton : Button</text:span></text:p>
                <text:p text:style-name="P2"><text:span text:style-name="T2">- wifiStateChangeReceiver : WifiStateChangeBroadcastReceiver</text:span></text:p>
              </table:table-cell>
            </table:table-row>
            <table:table-row table:style-name="ro6">
              <table:table-cell table:style-name="ce3">
                <text:p text:style-name="P3"><text:span text:style-name="T2">+ onCreate ( savedInstanceState : Bundle )</text:span></text:p>
                <text:p text:style-name="P3"><text:span text:style-name="T2">+ onDestroy()</text:span></text:p>
                <text:p text:style-name="P3"><text:span text:style-name="T2">+ getContactsFromAvailableHotspots : ArrayList &lt; Contact &gt;</text:span></text:p>
                <text:p text:style-name="P3"><text:span text:style-name="T2">+ populateListViewWithContacts ( gottenContacts : </text:span><text:span text:style-name="T2">ArrayList &lt; Contact &gt;</text:span><text:span text:style-name="T2"> )</text:span></text:p>
                <text:p text:style-name="P3"><text:span text:style-name="T2">- tearDownGlobalConnection()</text:span></text:p>
                <text:p text:style-name="P3"><text:span text:style-name="T2">- initializeUI()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5:46:08.711242703</meta:creation-date>
    <dc:date>2016-04-04T20:47:26.067347608</dc:date>
    <meta:editing-duration>PT1H3M33S</meta:editing-duration>
    <meta:editing-cycles>11</meta:editing-cycles>
    <meta:generator>LibreOffice/5.0.5.2$Linux_X86_64 LibreOffice_project/00m0$Build-2</meta:generator>
    <meta:document-statistic meta:object-count="2"/>
  </office:meta>
</office:document-meta>
</file>